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svg:font-family="Courier" style:font-family-generic="roman"/>
    <style:font-face style:name="Times New Roman1" svg:font-family="'Times New Roman'" style:font-family-generic="roman"/>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0" fo:widows="0" fo:text-indent="0in" style:auto-text-indent="false" style:vertical-align="auto">
        <style:tab-stops>
          <style:tab-stop style:position="3.25in" style:type="center"/>
        </style:tab-stops>
      </style:paragraph-properties>
    </style:style>
    <style:style style:name="P2" style:family="paragraph" style:parent-style-name="Standard">
      <style:paragraph-properties fo:margin-left="0in" fo:margin-right="0in" fo:text-align="center" style:justify-single-word="false" fo:orphans="0" fo:widows="0" fo:text-indent="0in" style:auto-text-indent="false" style:vertical-align="auto">
        <style:tab-stops>
          <style:tab-stop style:position="3.25in" style:type="center"/>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3"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4" style:family="paragraph" style:parent-style-name="Standard">
      <style:paragraph-properties fo:margin-left="0in" fo:margin-right="0in" fo:text-align="start" style:justify-single-word="false" fo:orphans="0" fo:widows="0" fo:text-indent="0in" style:auto-text-indent="false" style:vertical-align="auto"/>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5" style:family="paragraph" style:parent-style-name="Standard">
      <style:paragraph-properties fo:margin-left="0in" fo:margin-right="0in" fo:text-align="start" style:justify-single-word="false" fo:orphans="0" fo:widows="0" fo:text-indent="0in" style:auto-text-indent="false" style:vertical-align="auto"/>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P6" style:family="paragraph" style:parent-style-name="Standard">
      <style:paragraph-properties fo:margin-left="0.5in" fo:margin-right="0.5in" fo:text-align="start" style:justify-single-word="false" fo:orphans="0" fo:widows="0" fo:text-indent="0in" style:auto-text-indent="false" style:vertical-align="auto">
        <style:tab-stops>
          <style:tab-stop style:position="0.2917in"/>
        </style:tab-stops>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style>
    <style:style style:name="P7" style:family="paragraph" style:parent-style-name="Standard">
      <style:paragraph-properties fo:margin-left="0.2917in" fo:margin-right="0in" fo:text-align="start" style:justify-single-word="false" fo:orphans="0" fo:widows="0" fo:text-indent="0in" style:auto-text-indent="false" style:vertical-align="auto"/>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8" style:family="paragraph" style:parent-style-name="Salmon_20_MC">
      <style:text-properties style:font-name="Times New Roman1" fo:font-size="11pt" fo:language="en" fo:country="US" style:text-underline-style="none" fo:font-weight="normal" style:font-size-asian="11pt" style:language-asian="en" style:country-asian="US" style:font-weight-asian="normal" style:font-name-complex="Times New Roman2" style:font-size-complex="11pt" style:language-complex="ar" style:country-complex="SA" style:font-weight-complex="normal"/>
    </style:style>
    <style:style style:name="P9" style:family="paragraph" style:parent-style-name="Salmon_20_MC">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10" style:family="paragraph" style:parent-style-name="Salmon_20_MC">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P11" style:family="paragraph" style:parent-style-name="Salmon_20_MC">
      <style:text-properties style:text-underline-style="solid" style:text-underline-width="auto" style:text-underline-color="font-color" fo:font-weight="bold" style:font-weight-asian="bold" style:font-weight-complex="bold"/>
    </style:style>
    <style:style style:name="P12" style:family="paragraph" style:parent-style-name="Standard" style:master-page-name="Standard">
      <style:paragraph-properties fo:margin-left="0in" fo:margin-right="0in" fo:text-align="center" style:justify-single-word="false" fo:orphans="0" fo:widows="0" fo:text-indent="0in" style:auto-text-indent="false" style:page-number="auto" style:vertical-align="auto">
        <style:tab-stops>
          <style:tab-stop style:position="3.25in" style:type="center"/>
        </style:tab-stops>
      </style:paragraph-properties>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font-weight-complex="bold"/>
    </style:style>
    <style:style style:name="P13"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14"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style>
    <style:style style:name="P15" style:family="paragraph" style:parent-style-name="Standard">
      <style:paragraph-properties fo:margin-left="0in" fo:margin-right="0in" fo:text-align="start" style:justify-single-word="false" fo:orphans="0" fo:widows="0" fo:text-indent="0in" style:auto-text-indent="false" style:vertical-align="auto"/>
      <style:text-properties fo:font-size="11pt" style:font-size-asian="11pt" style:font-size-complex="11pt"/>
    </style:style>
    <style:style style:name="P16" style:family="paragraph" style:parent-style-name="Standard" style:list-style-name="WWNum6">
      <style:paragraph-properties fo:margin-left="0.2917in" fo:margin-right="0in" fo:text-align="start" style:justify-single-word="false" fo:orphans="0" fo:widows="0" fo:text-indent="-0.25in" style:auto-text-indent="false" style:vertical-align="auto">
        <style:tab-stops>
          <style:tab-stop style:position="0.2917in"/>
        </style:tab-stops>
      </style:paragraph-properties>
    </style:style>
    <style:style style:name="P17" style:family="paragraph" style:parent-style-name="Standard" style:list-style-name="WWNum6">
      <style:paragraph-properties fo:margin-left="0.2917in" fo:margin-right="0in" fo:text-align="start" style:justify-single-word="false" fo:orphans="0" fo:widows="0" fo:text-indent="-0.25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18" style:family="paragraph" style:parent-style-name="Salmon_20_MC">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19" style:family="paragraph" style:parent-style-name="Salmon_20_MC">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P20" style:family="paragraph" style:parent-style-name="Salmon_20_MC">
      <style:text-properties style:font-name="Times New Roman1" fo:font-size="11pt" fo:language="en" fo:country="US" style:text-underline-style="none" fo:font-weight="normal" style:font-size-asian="11pt" style:language-asian="en" style:country-asian="US" style:font-weight-asian="normal" style:font-name-complex="Times New Roman2" style:font-size-complex="11pt" style:language-complex="ar" style:country-complex="SA" style:font-weight-complex="normal"/>
    </style:style>
    <style:style style:name="P21" style:family="paragraph" style:parent-style-name="Salmon_20_MC">
      <style:text-properties fo:font-size="11pt" style:font-size-asian="11pt" style:font-size-complex="11pt"/>
    </style:style>
    <style:style style:name="P22" style:family="paragraph" style:parent-style-name="Salmon_20_MC">
      <style:text-properties fo:font-size="11pt" style:font-size-asian="9.60000038146973pt" style:font-size-complex="11pt"/>
    </style:style>
    <style:style style:name="P23" style:family="paragraph" style:parent-style-name="Salmon_20_MC">
      <style:text-properties style:text-underline-style="solid" style:text-underline-width="auto" style:text-underline-color="font-color" fo:font-weight="bold" style:font-weight-asian="bold" style:font-weight-complex="bold"/>
    </style:style>
    <style:style style:name="T1" style:family="text">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T2" style:family="text">
      <style:text-properties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T3" style:family="text">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T4" style:family="text">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font-weight-complex="bold"/>
    </style:style>
    <style:style style:name="T5" style:family="text">
      <style:text-properties style:font-name="Times New Roman1" fo:font-size="11pt" fo:language="en" fo:country="US" fo:font-style="italic" style:font-size-asian="11pt" style:language-asian="en" style:country-asian="US" style:font-style-asian="italic" style:font-name-complex="Times New Roman2" style:font-size-complex="11pt" style:language-complex="ar" style:country-complex="SA" style:font-weight-complex="bold"/>
    </style:style>
    <style:style style:name="T6" style:family="text">
      <style:text-properties style:font-name="Times New Roman1" fo:font-size="11pt" fo:language="en" fo:country="US" fo:font-style="italic" fo:font-weight="bold" style:font-size-asian="11pt" style:language-asian="en" style:country-asian="US" style:font-style-asian="italic" style:font-weight-asian="bold" style:font-name-complex="Times New Roman2" style:font-size-complex="11pt" style:language-complex="ar" style:country-complex="SA"/>
    </style:style>
    <style:style style:name="T7" style:family="text">
      <style:text-properties style:font-name="Times New Roman1" fo:font-size="11pt" fo:language="en" fo:country="US" fo:font-style="italic" fo:font-weight="bold" style:font-size-asian="11pt" style:language-asian="en" style:country-asian="US" style:font-style-asian="italic" style:font-weight-asian="bold" style:font-name-complex="Times New Roman2" style:font-size-complex="11pt" style:language-complex="ar" style:country-complex="SA" style:font-weight-complex="bold"/>
    </style:style>
    <style:style style:name="T8" style:family="text">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T9" style:family="text">
      <style:text-properties style:font-name="Times New Roman1" fo:font-size="11pt" fo:language="en" fo:country="US" style:text-underline-style="none" fo:font-weight="normal" style:font-size-asian="11pt" style:language-asian="en" style:country-asian="US" style:font-weight-asian="normal" style:font-name-complex="Times New Roman2" style:font-size-complex="11pt" style:language-complex="ar" style:country-complex="SA" style:font-weight-complex="normal"/>
    </style:style>
    <style:style style:name="T10" style:family="text">
      <style:text-properties style:font-name="Times New Roman1" fo:font-size="11pt" fo:language="en" fo:country="US" style:text-underline-style="none" fo:font-weight="bold" style:font-size-asian="11pt" style:language-asian="en" style:country-asian="US" style:font-weight-asian="bold" style:font-name-complex="Times New Roman2" style:font-size-complex="11pt" style:language-complex="ar" style:country-complex="SA" style:font-weight-complex="bold"/>
    </style:style>
    <style:style style:name="T11" style:family="text">
      <style:text-properties style:font-name="Times New Roman1" fo:font-size="11pt" fo:language="en" fo:country="US" fo:font-style="normal" style:text-underline-style="none" fo:font-weight="normal" style:font-size-asian="11pt" style:language-asian="en" style:country-asian="US" style:font-style-asian="normal" style:font-weight-asian="normal" style:font-name-complex="Times New Roman2" style:font-size-complex="11pt" style:language-complex="ar" style:country-complex="SA" style:font-style-complex="normal"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AJOR CONCEPTS: UNIT 3 EXAM</text:p>
      <text:p text:style-name="P1"><text:span text:style-name="T4">Chapter 11 Life-Span Development </text:span><text:span text:style-name="T2">(If it’s in </text:span><text:span text:style-name="T4">BOLD TYPE</text:span><text:span text:style-name="T2">, then KNOW IT)</text:span></text:p>
      <text:p text:style-name="P2">NOTE: “Compare and contrast” means to define and explain similarities and differences between terms/concepts</text:p>
      <text:p text:style-name="P1"><text:span text:style-name="T1"><text:tab/></text:span><text:span text:style-name="T2">If it’s in </text:span><text:span text:style-name="T5">ITALICS, </text:span><text:span text:style-name="T2">then will only be covered in lecture (not in textbook)</text:span></text:p>
      <text:p text:style-name="P5">Chapter 11</text:p>
      <text:list xml:id="list507940176" text:style-name="WWNum6">
        <text:list-item>
          <text:p text:style-name="P16"><text:span text:style-name="T1">Describe how the themes of continuity/consistency and discontinuity/transition relate to the field of </text:span><text:span text:style-name="T3">developmental psychology</text:span><text:span text:style-name="T1"> as discussed in lecture. </text:span></text:p>
        </text:list-item>
      </text:list>
      <text:p text:style-name="P6"/>
      <text:p text:style-name="P8">continuous development from prenatal to adulthood (stuff you're born with)</text:p>
      <text:p text:style-name="P8">discontinuous development in stages (stuff you aren't born with)</text:p>
      <text:p text:style-name="P6"/>
      <text:list xml:id="list1644374709" text:continue-numbering="true" text:style-name="WWNum6">
        <text:list-item>
          <text:p text:style-name="P16"><text:span text:style-name="T1">Describe the four major stages of development (</text:span><text:span text:style-name="T4">prenatal, infancy/childhood, adolescence, adulthood</text:span><text:span text:style-name="T1">) in terms of ages or developmental transitions from one stage to the next as discussed in lecture. What stage involves the greatest physical changes? What stage involves the greatest cognitive/moral changes? </text:span></text:p>
        </text:list-item>
      </text:list>
      <text:p text:style-name="P3"/>
      <text:p text:style-name="Salmon_20_MC"><text:span text:style-name="T8">prenatal</text:span><text:span text:style-name="T1">: conception to birth (2-5 mc, 6-7 questions)</text:span></text:p>
      <text:p text:style-name="P9"/>
      <text:p text:style-name="Salmon_20_MC"><text:span text:style-name="T8">infancy/childhood</text:span><text:span text:style-name="T1">: birth to puberty 8-16 yrs old (6-18 mc, 12 questions)</text:span></text:p>
      <text:p text:style-name="P9"/>
      <text:p text:style-name="P9">*~*~SEXUAL MATURATION~*~*</text:p>
      <text:p text:style-name="P9"/>
      <text:p text:style-name="Salmon_20_MC"><text:span text:style-name="T8">adolescence</text:span><text:span text:style-name="T1">: puberty to independence (paying own health insurance) 25-27 yrs old (19-22 mc, 4-5 questions)</text:span></text:p>
      <text:p text:style-name="P9"/>
      <text:p text:style-name="Salmon_20_MC"><text:span text:style-name="T8">adulthood</text:span><text:span text:style-name="T1">: independence to death (23-25 mc, 3 questions)</text:span></text:p>
      <text:p text:style-name="P3"/>
      <text:list xml:id="list611838212" text:continue-numbering="true" text:style-name="WWNum6">
        <text:list-item>
          <text:p text:style-name="P16"><text:span text:style-name="T1">Define and describe the developmental process of </text:span><text:span text:style-name="T6">maturation</text:span><text:span text:style-name="T1"> as discussed in lecture. </text:span></text:p>
        </text:list-item>
      </text:list>
      <text:p text:style-name="P3"/>
      <text:p text:style-name="Salmon_20_MC"><text:span text:style-name="T8">maturation</text:span><text:span text:style-name="T1">: applies to every stage/type of development. gradual unfolding of genetic blueprint. process that accounts for discontinuity (mc 1)</text:span></text:p>
      <text:p text:style-name="P3"/>
      <text:list xml:id="list46622560" text:continue-numbering="true" text:style-name="WWNum6">
        <text:list-item>
          <text:p text:style-name="P16"><text:span text:style-name="T1">Define </text:span><text:span text:style-name="T3">zygote, embryo, </text:span><text:span text:style-name="T1">and </text:span><text:span text:style-name="T3">fetus</text:span><text:span text:style-name="T1">. Compare and contrast the three phases of prenatal development as discussed in lecture: </text:span><text:span text:style-name="T7">germinal stage, embryonic stage, fetal stage</text:span><text:span text:style-name="T1">. Describe the major changes of each stage. </text:span><text:span text:style-name="T2">Compare and contrast the </text:span><text:span text:style-name="T4">ectoderm, mesoderm, </text:span><text:span text:style-name="T2">and </text:span><text:span text:style-name="T4">endoderm. </text:span><text:span text:style-name="T1">Define </text:span><text:span text:style-name="T7">placenta</text:span><text:span text:style-name="T4"> </text:span><text:span text:style-name="T1">and </text:span><text:span text:style-name="T7">myelination</text:span><text:span text:style-name="T2"> as discussed in lecture</text:span><text:span text:style-name="T4">. </text:span><text:span text:style-name="T1">Which stage presents the greatest vulnerability for the developing infant? Consider some of the developing abilities of the fetus. </text:span></text:p>
        </text:list-item>
      </text:list>
      <text:p text:style-name="P3"/>
      <text:p text:style-name="Salmon_20_MC"><text:span text:style-name="T8">germinal stage</text:span><text:span text:style-name="T1">: conception to 2 weeks. microscopic bundle of cells (</text:span><text:span text:style-name="T8">zygote</text:span><text:span text:style-name="T1">). no direct biological connection between zygote and its parent until placenta forms! </text:span></text:p>
      <text:p text:style-name="P9"><text:tab/>&gt;&gt; ectoderm</text:p>
      <text:p text:style-name="P9"><text:tab/>&gt;&gt; mesoderm</text:p>
      <text:p text:style-name="P9"><text:tab/>&gt;&gt; endoderm</text:p>
      <text:p text:style-name="P9"/>
      <text:p text:style-name="Salmon_20_MC"><text:span text:style-name="T8">embryonic stage</text:span><text:span text:style-name="T1">: 2 weeks to 8 weeks. most development occurs here. highest vulnerability of your life</text:span></text:p>
      <text:p text:style-name="P9"/>
      <text:p text:style-name="Salmon_20_MC"><text:span text:style-name="T8">fetal stage</text:span><text:span text:style-name="T1">: 8 weeks to 40 weeks. kid grows FAST (half-ounce to 7 pounds in 32 weeks). any damage to fetus results in issues with intelligence</text:span></text:p>
      <text:p text:style-name="P3"/>
      <text:list xml:id="list1023943593" text:continue-numbering="true" text:style-name="WWNum6">
        <text:list-item>
          <text:p text:style-name="P16"><text:span text:style-name="T1">Describe how the functioning of the placenta relates to environmental factors in prenatal development as discussed in lecture. Define and describe </text:span><text:span text:style-name="T3">teratogens. </text:span><text:span text:style-name="T1">Describe how the environmental factors of maternal illness, maternal drug/alcohol use, caffeine and smoking, dietary issues and pollution, and maternal stress can affect prenatal development… what can go wrong? What is </text:span><text:span text:style-name="T4">fetal alcohol syndrome</text:span><text:span text:style-name="T1">? Is mild use of alcohol or tobacco during pregnancy safe for the developing infant? In general, how does the U.S. (one of the world’s richest most medically advanced countries) compare to other countries in terms of infant mortality as discussed in lecture? </text:span></text:p>
        </text:list-item>
      </text:list>
      <text:p text:style-name="P3"/>
      <text:p text:style-name="P9">placenta gives zygote all of the nutrients that parent takes in</text:p>
      <text:p text:style-name="P9"><text:soft-page-break/></text:p>
      <text:p text:style-name="P10">teratogens<text:span text:style-name="T12">: external agent that can damage/disrupt normal embryonic+fetal development</text:span></text:p>
      <text:p text:style-name="P8"><text:tab/>&gt;&gt; most common in US: alcohol</text:p>
      <text:p text:style-name="P8"><text:tab/>&gt;&gt; caffeine/smoking</text:p>
      <text:p text:style-name="P8"><text:tab/>&gt;&gt; household products/beauty products</text:p>
      <text:p text:style-name="P8"><text:tab/>&gt;&gt; diseases (chicken pox, rubella, HIV, influenza)</text:p>
      <text:p text:style-name="P8"><text:tab/>&gt;&gt; Advil</text:p>
      <text:p text:style-name="P8"/>
      <text:p text:style-name="P10">fetal alcohol syndrome<text:span text:style-name="T12">: most common teratogen-induced prenatal issue in US. (due to little prenatal care education in US :/ ) </text:span></text:p>
      <text:p text:style-name="P3"/>
      <text:list xml:id="list633817691" text:continue-numbering="true" text:style-name="WWNum6">
        <text:list-item>
          <text:p text:style-name="P16"><text:span text:style-name="T1">Define </text:span><text:span text:style-name="T6">reflexes</text:span><text:span text:style-name="T1"> as discussed in lecture (see same definition in Learning chapter)</text:span><text:span text:style-name="T3">. </text:span><text:span text:style-name="T1">Be generally familiar with infant sensory capacities and reflexes present at birth. </text:span></text:p>
        </text:list-item>
      </text:list>
      <text:p text:style-name="P3"/>
      <text:p text:style-name="Salmon_20_MC"><text:span text:style-name="T8">reflex</text:span><text:span text:style-name="T9">: continuous development</text:span></text:p>
      <text:p text:style-name="P8"><text:tab/>&gt;&gt; blinking</text:p>
      <text:p text:style-name="P8"><text:tab/>&gt;&gt; holding your head up when someone pulls you up</text:p>
      <text:p text:style-name="P8"><text:tab/>&gt;&gt; walking :0</text:p>
      <text:p text:style-name="P8"><text:tab/>&gt;&gt; swimming!!</text:p>
      <text:p text:style-name="P3"/>
      <text:list xml:id="list1612197894" text:continue-numbering="true" text:style-name="WWNum6">
        <text:list-item>
          <text:p text:style-name="P16"><text:span text:style-name="T1">Describe the </text:span><text:span text:style-name="T7">cephalocaudal rule</text:span><text:span text:style-name="T4"> </text:span><text:span text:style-name="T1">and the </text:span><text:span text:style-name="T7">proximodistal rule</text:span><text:span text:style-name="T4"> </text:span><text:span text:style-name="T1">in terms of motor development as discussed in lecture. Consider examples. Be generally familiar with developmental milestones and their relationship to the process of </text:span><text:span text:style-name="T6">maturation</text:span><text:span text:style-name="T3"> </text:span><text:span text:style-name="T1">from #3 above. </text:span></text:p>
        </text:list-item>
      </text:list>
      <text:p text:style-name="P3"/>
      <text:p text:style-name="Salmon_20_MC"><text:span text:style-name="T8">cephalocaudal rule</text:span><text:span text:style-name="T1">: “head to foot” progression. learn to control neck, torso, legs, feet</text:span></text:p>
      <text:p text:style-name="P9"/>
      <text:p text:style-name="Salmon_20_MC"><text:span text:style-name="T8">proximodistal rule</text:span><text:span text:style-name="T1">: “center outward” control. learn to control arms/legs, hands/feet, fingers/toes</text:span></text:p>
      <text:p text:style-name="P3"/>
      <text:list xml:id="list1407884736" text:continue-numbering="true" text:style-name="WWNum6">
        <text:list-item>
          <text:p text:style-name="P16"><text:span text:style-name="T1">Regarding visual perception in infants, describe the </text:span><text:span text:style-name="T6">visual cliff experiment</text:span><text:span text:style-name="T3"> </text:span><text:span text:style-name="T1">and the </text:span><text:span text:style-name="T6">habituation (looking time) technique</text:span><text:span text:style-name="T1"> and consider findings of these studies. </text:span></text:p>
        </text:list-item>
      </text:list>
      <text:p text:style-name="P3"/>
      <text:p text:style-name="Salmon_20_MC"><text:span text:style-name="T8">visual cliff experiment</text:span><text:span text:style-name="T1">: test of depth perception. plexiglass on table, infant crawls to edge of it. if no depth perception, kids keep crawling off the edge</text:span></text:p>
      <text:p text:style-name="P9"/>
      <text:p text:style-name="Salmon_20_MC"><text:span text:style-name="T8">habituation (looking time) technique</text:span><text:span text:style-name="T1">: shapes and colors. show a kid a triangle, then show a kid a second triangle. if the kid stares at the second triangle for a long time, then they don't recognize the shape. if they get bored of the second triangle faster, then they recognize the shape.</text:span></text:p>
      <text:p text:style-name="P9"/>
      <text:p text:style-name="P8">takes approx 6 months for vision to develop to an adult level. kids develop depth perception and shape/color recognization before walking and before talking</text:p>
      <text:p text:style-name="P3"/>
      <text:list xml:id="list1552738086" text:continue-numbering="true" text:style-name="WWNum6">
        <text:list-item>
          <text:p text:style-name="P16"><text:span text:style-name="T1">Compare and contrast </text:span><text:span text:style-name="T6">behaviorist theories</text:span><text:span text:style-name="T1"> and </text:span><text:span text:style-name="T6">nativist theories</text:span><text:span text:style-name="T1"> of language development as discussed in lecture. Describe </text:span><text:span text:style-name="T6">Noam Chomsky’s</text:span><text:span text:style-name="T3"> </text:span><text:span text:style-name="T1">concept of the </text:span><text:span text:style-name="T6">language acquisition device</text:span><text:span text:style-name="T1"> as discussed in lecture</text:span><text:span text:style-name="T3">. </text:span><text:span text:style-name="T1">Describe the </text:span><text:span text:style-name="T6">critical period </text:span><text:span text:style-name="T1">as it relates to language development. </text:span></text:p>
        </text:list-item>
      </text:list>
      <text:p text:style-name="P3"/>
      <text:p text:style-name="P9">language development!</text:p>
      <text:p text:style-name="P9"/>
      <text:p text:style-name="Salmon_20_MC"><text:span text:style-name="T8">behaviorist theories</text:span><text:span text:style-name="T9">: Skinner's nurture-based theory. Language learned by growing up. . operant-based learning teaches language</text:span></text:p>
      <text:p text:style-name="P8"><text:tab/>&gt;&gt; helpful for reading/writing!</text:p>
      <text:p text:style-name="P8"/>
      <text:p text:style-name="P11"><text:span text:style-name="T1">nativist theories</text:span><text:span text:style-name="T9">: Chomsky's nature-based theory. Language born into you (mostly correct)</text:span></text:p>
      <text:p text:style-name="P8"><text:tab/>&gt;&gt; helpful for spoken language</text:p>
      <text:p text:style-name="P10"/>
      <text:p text:style-name="Salmon_20_MC"><text:span text:style-name="T8">language acquisition device (LAD)</text:span><text:span text:style-name="T1">: unique to humans. LAD accounts for ability to learn complex and limitless language. LAD contains all basic syntax for all human languages ever :O </text:span></text:p>
      <text:p text:style-name="P9"><text:soft-page-break/></text:p>
      <text:p text:style-name="Salmon_20_MC"><text:span text:style-name="T8">critical period</text:span><text:span text:style-name="T1">: narrow window of time when a certain type of learning/development is possible. develop skill during its critical period, or don't ever develop it fully</text:span></text:p>
      <text:p text:style-name="P9"><text:tab/>&gt;&gt; language: must be exposed to and mimic adults that talk within first 5 yrs</text:p>
      <text:p text:style-name="P3"/>
      <text:list xml:id="list1534720195" text:continue-numbering="true" text:style-name="WWNum6">
        <text:list-item>
          <text:p text:style-name="P16"><text:span text:style-name="T1">Describe how </text:span><text:span text:style-name="T3">Jean Piaget </text:span><text:span text:style-name="T1">studied cognitive development through infancy and childhood</text:span><text:span text:style-name="T3">. </text:span><text:span text:style-name="T1">Define</text:span><text:span text:style-name="T3"> </text:span><text:span text:style-name="T6">schemas</text:span><text:span text:style-name="T1"> as discussed in lecture and consider examples. Describe the processes of </text:span><text:span text:style-name="T4">assimilation </text:span><text:span text:style-name="T1">and </text:span><text:span text:style-name="T4">accommodation </text:span><text:span text:style-name="T1">in terms of Piaget’s developmental theory. Consider examples of each. <text:s/></text:span></text:p>
        </text:list-item>
      </text:list>
      <text:p text:style-name="P3"/>
      <text:p text:style-name="Salmon_20_MC"><text:span text:style-name="T8">cognitive development</text:span><text:span text:style-name="T9">: logic and reasoning.</text:span><text:span text:style-name="T1"> four stages!</text:span></text:p>
      <text:p text:style-name="P9"><text:tab/>&gt;&gt; sensorimotor</text:p>
      <text:p text:style-name="P9"><text:tab/>&gt;&gt; preoperational</text:p>
      <text:p text:style-name="P9"><text:tab/>&gt;&gt; concrete operational</text:p>
      <text:p text:style-name="P9"><text:tab/>&gt;&gt; formal operational</text:p>
      <text:p text:style-name="P9"/>
      <text:p text:style-name="Salmon_20_MC"><text:span text:style-name="T8">Piaget</text:span><text:span text:style-name="T1"> taught kids of different ages differently, became father/founder of developmental psych</text:span></text:p>
      <text:p text:style-name="P9"/>
      <text:p text:style-name="Salmon_20_MC"><text:span text:style-name="T8">schema</text:span><text:span text:style-name="T1">: theory/model/idea of the way something works. as brain grows, more complex schemas develop (using logic, observation, measurement, testing)</text:span></text:p>
      <text:p text:style-name="P9"/>
      <text:p text:style-name="Salmon_20_MC"><text:span text:style-name="T8">assimilation</text:span><text:span text:style-name="T1">: use of currently existing schemas to understand new experiences (normally these schemas are incomplete/incorrect)</text:span></text:p>
      <text:p text:style-name="P9"/>
      <text:p text:style-name="Salmon_20_MC"><text:span text:style-name="T8">accommodation</text:span><text:span text:style-name="T1">: use when we're logical. cognitive evolution. when you accommodate, you've had enough experiences to create brand new schemas that more appropriately describe world around you</text:span></text:p>
      <text:p text:style-name="P3"/>
      <text:list xml:id="list266165554" text:continue-numbering="true" text:style-name="WWNum6">
        <text:list-item>
          <text:p text:style-name="P16"><text:span text:style-name="T1">Compare and contrast Piaget’s four stages of cognitive development: </text:span><text:span text:style-name="T4">sensorimotor, preoperational, concrete operational, formal operational</text:span><text:span text:style-name="T1">. During what ages does each stage occur? What are the major milestones of each stage? What are the cognitive limitations and abilities of each stage?</text:span></text:p>
        </text:list-item>
      </text:list>
      <text:p text:style-name="P3"/>
      <text:p text:style-name="Salmon_20_MC"><text:span text:style-name="T8">sensorimotor</text:span><text:span text:style-name="T1">: 0 to 2 years. interact with things completely new to you; use assimilation often. “out of sight, out of mind” because babies can't form mental images or memories of objects. after age 1, infants imitate people</text:span></text:p>
      <text:p text:style-name="P9"><text:tab/>&gt;&gt; object permanence! </text:p>
      <text:p text:style-name="P9"><text:tab/>&gt;&gt; imitation! role-play tv characters, people around them</text:p>
      <text:p text:style-name="P9"/>
      <text:p text:style-name="Salmon_20_MC"><text:span text:style-name="T8">preoperational</text:span><text:span text:style-name="T1">: 2 years to 6 years. takes 4-5 years to mentally manipulate objects</text:span></text:p>
      <text:p text:style-name="P9"><text:tab/>&gt;&gt; centration</text:p>
      <text:p text:style-name="P9"><text:tab/>&gt;&gt; conservation</text:p>
      <text:p text:style-name="P9"><text:tab/>&gt;&gt; egocentrism</text:p>
      <text:p text:style-name="P9"><text:tab/>&gt;&gt; animism</text:p>
      <text:p text:style-name="P9"/>
      <text:p text:style-name="Salmon_20_MC"><text:span text:style-name="T8">concrete operational</text:span><text:span text:style-name="T1">: 6/7 years to 11/12 years. learn to take another person's perspective. imability to think hypothetically/abstractly. </text:span></text:p>
      <text:p text:style-name="P9"/>
      <text:p text:style-name="Salmon_20_MC"><text:span text:style-name="T8">formal operational</text:span><text:span text:style-name="T9">: 12 years to death</text:span></text:p>
      <text:p text:style-name="P3"/>
      <text:list xml:id="list1580807012" text:continue-numbering="true" text:style-name="WWNum6">
        <text:list-item>
          <text:p text:style-name="P16"><text:span text:style-name="T1">Define </text:span><text:span text:style-name="T4">object permanence, </text:span><text:span text:style-name="T7">centration</text:span><text:span text:style-name="T4">, conservation, egocentrism, </text:span><text:span text:style-name="T7">animism</text:span><text:span text:style-name="T4">, </text:span><text:span text:style-name="T2">and </text:span><text:span text:style-name="T7">mental representations </text:span><text:span text:style-name="T2">as discussed in lecture</text:span><text:span text:style-name="T4">. </text:span><text:span text:style-name="T1">Be prepared to apply these terms to examples. </text:span></text:p>
        </text:list-item>
      </text:list>
      <text:p text:style-name="P3"/>
      <text:p text:style-name="Salmon_20_MC"><text:span text:style-name="T8">object permanence</text:span><text:span text:style-name="T9">: sign of transition to preoperational stage (kids open drawers to find stuff because they know it's there even if they can't see it right now)</text:span></text:p>
      <text:p text:style-name="P10"/>
      <text:p text:style-name="Salmon_20_MC"><text:span text:style-name="T8">centration</text:span><text:span text:style-name="T9">: </text:span><text:span text:style-name="T1">assimilation. tendency to focus on just one feature of a problem, exclude others</text:span></text:p>
      <text:p text:style-name="P10"/>
      <text:p text:style-name="Salmon_20_MC"><text:span text:style-name="T8">conservation</text:span><text:span text:style-name="T9">: </text:span><text:span text:style-name="T1">accommodation, transition to concrete operational stage. recognize multiple features of a </text:span><text:soft-page-break/><text:span text:style-name="T1">problem, even though appearance may change, amount does not</text:span></text:p>
      <text:p text:style-name="P9"><text:tab/>&gt;&gt; cups of water</text:p>
      <text:p text:style-name="P9"><text:tab/>&gt;&gt; cookies!</text:p>
      <text:p text:style-name="P10"/>
      <text:p text:style-name="Salmon_20_MC"><text:span text:style-name="T8">egocentrism</text:span><text:span text:style-name="T9">: </text:span><text:span text:style-name="T1">assimilation. inability to understand someone else's point of view</text:span></text:p>
      <text:p text:style-name="P10"/>
      <text:p text:style-name="Salmon_20_MC"><text:span text:style-name="T8">animism</text:span><text:span text:style-name="T9">: a</text:span><text:span text:style-name="T1">ssimilation. inanimate objects have human characteristics (e.g. feelings)</text:span></text:p>
      <text:p text:style-name="P9"/>
      <text:p text:style-name="P11"><text:span text:style-name="T1">mental representation</text:span><text:span text:style-name="T9">: ability to imagine an object without it being in front of you</text:span></text:p>
      <text:p text:style-name="P8"><text:tab/>&gt;&gt; “Tim has 100 watermelons” math problems</text:p>
      <text:p text:style-name="P3"/>
      <text:list xml:id="list1763484622" text:continue-numbering="true" text:style-name="WWNum6">
        <text:list-item>
          <text:p text:style-name="P16"><text:span text:style-name="T1">Define </text:span><text:span text:style-name="T3">Lev Vygotsky’s </text:span><text:span text:style-name="T1">concept of </text:span><text:span text:style-name="T6">zone of proximal development</text:span><text:span text:style-name="T3"> </text:span><text:span text:style-name="T1">as discussed in lecture and describe how he felt culture and </text:span><text:span text:style-name="T6">cultural tools</text:span><text:span text:style-name="T1"> (in particular language) affect cognitive development. </text:span></text:p>
        </text:list-item>
      </text:list>
      <text:p text:style-name="P3"/>
      <text:p text:style-name="P11"><text:span text:style-name="T1">zone of proximal development</text:span><text:span text:style-name="T9">: bounded range of skills that an individual practices/develops at any given age. overlap between what I can't do, even with help, and what I can do for myself. </text:span></text:p>
      <text:p text:style-name="P8"><text:tab/>&gt;&gt; Individual Education Plans (IEPs) cater to these so kids can learn better. efficient learning</text:p>
      <text:p text:style-name="P8"/>
      <text:p text:style-name="P11"><text:span text:style-name="T1">cultural tools</text:span><text:span text:style-name="T9">: tools that every culture has and uses. differs between cultures, and that influences the way we think</text:span></text:p>
      <text:p text:style-name="P8"><text:tab/>&gt;&gt; language</text:p>
      <text:p text:style-name="P8"><text:tab/>&gt;&gt; systems of counting</text:p>
      <text:p text:style-name="P3"/>
      <text:list xml:id="list295433347" text:continue-numbering="true" text:style-name="WWNum6">
        <text:list-item>
          <text:p text:style-name="P16"><text:span text:style-name="T1">Define and describe </text:span><text:span text:style-name="T6">temperament</text:span><text:span text:style-name="T3"> </text:span><text:span text:style-name="T1">as discussed in lecture</text:span><text:span text:style-name="T3">. </text:span><text:span text:style-name="T1">Compare and contrast approach style- extroversion- and withdrawal style - negative affect- temperaments (i.e., “easy” and “difficult”). Consider how nurturing experiences and the “goodness of fit” can alter temperament and development. </text:span></text:p>
        </text:list-item>
      </text:list>
      <text:p text:style-name="P3"/>
      <text:p text:style-name="P9">personality development!</text:p>
      <text:p text:style-name="P9"/>
      <text:p text:style-name="Salmon_20_MC"><text:span text:style-name="T8">personality</text:span><text:span text:style-name="T1">: characteristic way of thinking/feeling/behaving that is consistent over time and across situations</text:span></text:p>
      <text:p text:style-name="P9"/>
      <text:p text:style-name="P11"><text:span text:style-name="T1">temperament</text:span><text:span text:style-name="T9">: biological part of personality. characteristic pattern of reactivity, behavior, mood that humans display</text:span></text:p>
      <text:p text:style-name="P11"><text:span text:style-name="T9"><text:tab/></text:span><text:span text:style-name="T1">approach style</text:span><text:span text:style-name="T9">: easy-temperament (extroverted) is quiet, calm, adjusts well to new stimuli (regular sleep schedule relatively quickly)</text:span></text:p>
      <text:p text:style-name="P11"><text:span text:style-name="T9"><text:tab/></text:span><text:span text:style-name="T1">withdrawal style</text:span><text:span text:style-name="T9">: difficult-temperament's sleep schedule takes 6 to 9 months. more prone to depression/anxiety, has trouble with stress</text:span></text:p>
      <text:p text:style-name="P11"><text:span text:style-name="T9"><text:tab/></text:span><text:span text:style-name="T1">nurturing experiences</text:span><text:span text:style-name="T9">: person who fulfills kid's needs the most can alter the kid's temperament to theirs</text:span></text:p>
      <text:p text:style-name="P3"/>
      <text:list xml:id="list297783944" text:continue-numbering="true" text:style-name="WWNum6">
        <text:list-item>
          <text:p text:style-name="P16"><text:span text:style-name="T1">Define and describe </text:span><text:span text:style-name="T3">attachment. </text:span><text:span text:style-name="T1">Describe </text:span><text:span text:style-name="T3">Harry Harlow’s </text:span><text:span text:style-name="T1">study of social isolation in monkeys. What prompted this research? How does this relate to social contact and development in human children? <text:s/></text:span></text:p>
        </text:list-item>
      </text:list>
      <text:p text:style-name="P3"/>
      <text:p text:style-name="Salmon_20_MC"><text:span text:style-name="T8">attachment:</text:span><text:span text:style-name="T1"> </text:span></text:p>
      <text:p text:style-name="P9"/>
      <text:p text:style-name="Salmon_20_MC"><text:span text:style-name="T8">Social Isolation experiment (Harlow, 1940)</text:span><text:span text:style-name="T1">: before Harlow, Freud (1900) said that kids' early childhood forms how kids view relationships throughout the rest of their lives. Harlow: American psychologist who thought attachment/social relationships was a basic biological need. </text:span></text:p>
      <text:p text:style-name="P3"/>
      <text:list xml:id="list2116050170" text:continue-numbering="true" text:style-name="WWNum6">
        <text:list-item>
          <text:p text:style-name="P16"><text:span text:style-name="T1">Describe Bowlby’s theory of attachment as discussed in lecture. Define </text:span><text:span text:style-name="T6">primary caregiver</text:span><text:span text:style-name="T3"> </text:span><text:span text:style-name="T1">and </text:span><text:span text:style-name="T6">separation anxiety</text:span><text:span text:style-name="T1"> as discussed in lecture. Describe </text:span><text:span text:style-name="T7">Ainsworth’s strange situation</text:span><text:span text:style-name="T1">. Compare and contrast </text:span><text:span text:style-name="T4">secure, </text:span><text:span text:style-name="T7">avoidant, resistant</text:span><text:span text:style-name="T4">, </text:span><text:span text:style-name="T2">and </text:span><text:span text:style-name="T7">disorganized attachments</text:span><text:span text:style-name="T1">. How do babies react in the </text:span><text:span text:style-name="T7">strange situation</text:span><text:span text:style-name="T4"> </text:span><text:span text:style-name="T1">within each of these attachment styles? What does each of these styles predict in terms of adult relationships and behavior? Describe cultural variations in attachment patterns. </text:span></text:p>
        </text:list-item>
      </text:list>
      <text:p text:style-name="P3"/>
      <text:p text:style-name="P9"><text:soft-page-break/>Chomsky, Piaget, V..., Harlow, Ainsworth, _.</text:p>
      <text:p text:style-name="P9"/>
      <text:p text:style-name="Salmon_20_MC"><text:span text:style-name="T8">primary caregiver</text:span><text:span text:style-name="T1">: person who cares for kid the most. fulfills their needs the most</text:span></text:p>
      <text:p text:style-name="P9"/>
      <text:p text:style-name="Salmon_20_MC"><text:span text:style-name="T8">separation anxiety</text:span><text:span text:style-name="T1">: child between 1 and 3 yrs is separated from primary caregiver. </text:span></text:p>
      <text:p text:style-name="P9"/>
      <text:p text:style-name="Salmon_20_MC"><text:span text:style-name="T8">Ainsworth's Strange Situation experiment</text:span><text:span text:style-name="T1">: separate toddler from primary caregiver, expose to complete stranger. observe separation, exposition, and reunion </text:span></text:p>
      <text:p text:style-name="P9"/>
      <text:p text:style-name="Salmon_20_MC"><text:span text:style-name="T8">attachment styles</text:span><text:span text:style-name="T1">: </text:span></text:p>
      <text:p text:style-name="Salmon_20_MC"><text:span text:style-name="T1"><text:tab/></text:span><text:span text:style-name="T8">secure</text:span><text:span text:style-name="T1">: (most healthy) </text:span></text:p>
      <text:p text:style-name="Salmon_20_MC"><text:span text:style-name="T1"><text:tab/></text:span><text:span text:style-name="T8">avoidant</text:span><text:span text:style-name="T1">: </text:span></text:p>
      <text:p text:style-name="Salmon_20_MC"><text:span text:style-name="T1"><text:tab/></text:span><text:span text:style-name="T8">resistant</text:span><text:span text:style-name="T1">: </text:span></text:p>
      <text:p text:style-name="Salmon_20_MC"><text:span text:style-name="T1"><text:tab/></text:span><text:span text:style-name="T8">disorganized</text:span><text:span text:style-name="T1">: </text:span></text:p>
      <text:p text:style-name="Salmon_20_MC"><text:span text:style-name="T1"/></text:p>
      <text:p text:style-name="Salmon_20_MC"><text:span text:style-name="T1">Piaget's theory of cognitive (?) development and Kohlberg's theory of moral development (discontinuous theories to konw for test)</text:span></text:p>
      <text:p text:style-name="P3"/>
      <text:list xml:id="list2137353448" text:continue-numbering="true" text:style-name="WWNum6">
        <text:list-item>
          <text:p text:style-name="P16"><text:span text:style-name="T1">Describe </text:span><text:span text:style-name="T4">Lawrence Kohlberg’s </text:span><text:span text:style-name="T2">research on</text:span><text:span text:style-name="T1"> morality. What are </text:span><text:span text:style-name="T6">moral dilemmas </text:span><text:span text:style-name="T1">as discussed in lecture? <text:s/>How did Kohlberg assess moral development and what aspect of moral reasoning was he most interested in?</text:span></text:p>
        </text:list-item>
      </text:list>
      <text:p text:style-name="P15"><text:span text:style-name="T13"/></text:p>
      <text:p text:style-name="P21"><text:span text:style-name="T13">moral dilemma</text:span>: situations that offer moral choice for individuals, moral pros/cons</text:p>
      <text:p text:style-name="P21"><text:tab/>&gt;&gt; cure your wife, but it costs so much money that you have to steal</text:p>
      <text:p text:style-name="P21"/>
      <text:p text:style-name="P21">Kohlberg presents moral dilemmas to kids, didn't care which choice they made. cared about why (different stages of moral development had different types of reasoning)</text:p>
      <text:p text:style-name="P4"><text:s/></text:p>
      <text:list xml:id="list832396799" text:continue-numbering="true" text:style-name="WWNum6">
        <text:list-item>
          <text:p text:style-name="P16"><text:span text:style-name="T1">Compare and contrast </text:span><text:span text:style-name="T2">Kohlberg’s</text:span><text:span text:style-name="T4"> </text:span><text:span text:style-name="T1">levels of moral reasoning: </text:span><text:span text:style-name="T4">preconventional, conventional, postconventional</text:span><text:span text:style-name="T1">. What stage of Piaget’s cognitive development is each moral stage most equivalent to? Consider examples of reasoning at each stage. Explain the failure of Kohlberg’s work to address moral behavior (as opposed to moral reasoning). </text:span></text:p>
        </text:list-item>
      </text:list>
      <text:p text:style-name="P14"><text:span text:style-name="T1"/></text:p>
      <text:p text:style-name="P11"><text:span text:style-name="T1">preconventional</text:span><text:span text:style-name="T9">: equates to Piaget's preoperational (egocentric) stage. decisions made based on selfish reasons</text:span></text:p>
      <text:p text:style-name="P11"><text:span text:style-name="T9"/></text:p>
      <text:p text:style-name="P11"><text:span text:style-name="T1">conventional</text:span><text:span text:style-name="T9">: equates to Piaget's concrete operational stage. decisions made based on social acceptance</text:span></text:p>
      <text:p text:style-name="P11"><text:span text:style-name="T9"/></text:p>
      <text:p text:style-name="Salmon_20_MC"><text:span text:style-name="T8">postconventional</text:span><text:span text:style-name="T1">: equates to Piaget's formal operational stage. decisions based on abstract ethical principles</text:span></text:p>
      <text:p text:style-name="P14"><text:span text:style-name="T1"/></text:p>
      <text:list xml:id="list1839818866" text:continue-numbering="true" text:style-name="WWNum6">
        <text:list-item>
          <text:p text:style-name="P16"><text:span text:style-name="T1">Define </text:span><text:span text:style-name="T4">puberty. </text:span><text:span text:style-name="T1">What is the developmental definition of </text:span><text:span text:style-name="T4">adolescence </text:span><text:span text:style-name="T2">as discussed in lecture</text:span><text:span text:style-name="T1">? How might this stage vary between cultures or societies? </text:span><text:span text:style-name="T4"><text:s/></text:span><text:span text:style-name="T1"><text:s/></text:span></text:p>
        </text:list-item>
      </text:list>
      <text:p text:style-name="P14"><text:span text:style-name="T1"/></text:p>
      <text:p text:style-name="P11"><text:span text:style-name="T1">puberty</text:span><text:span text:style-name="T9">: body becomes physically capable of reproduction, brain produces adrenal androgen</text:span></text:p>
      <text:p text:style-name="P11"><text:span text:style-name="T9"><text:tab/>&gt;&gt; from 1900s to now, puberty starts earlier and earlier</text:span></text:p>
      <text:p text:style-name="P11"><text:span text:style-name="T9"/></text:p>
      <text:p text:style-name="P11"><text:span text:style-name="T1">adolescence</text:span><text:span text:style-name="T9">: starts when sex organs produce sex cells. ends when you're socially, financially independent</text:span></text:p>
      <text:p text:style-name="P11"><text:span text:style-name="T9"><text:tab/>&gt;&gt; US culture: protraction of adolescence, longest adolescence ever</text:span></text:p>
      <text:p text:style-name="P14"><text:span text:style-name="T1"/></text:p>
      <text:list xml:id="list496522220" text:continue-numbering="true" text:style-name="WWNum6">
        <text:list-item>
          <text:p text:style-name="P17">What is the approximate age range of puberty for males and females in the USA? Consider reasons why this age has declined in recent years. Describe the gender differences for early and late maturation in terms of puberty as discussed in lecture.</text:p>
        </text:list-item>
      </text:list>
      <text:p text:style-name="P14"/>
      <text:p text:style-name="P22">DFAB: 8 to 16 years old</text:p>
      <text:p text:style-name="P22">DMAB: 10 to 18 years old?</text:p>
      <text:p text:style-name="P22"/>
      <text:p text:style-name="P22"><text:soft-page-break/>Age declined from 1900s to today because of:</text:p>
      <text:p text:style-name="P22"><text:tab/>&gt;&gt; advance of modern medicine</text:p>
      <text:p text:style-name="P22"><text:tab/>&gt;&gt; stress on younger kids</text:p>
      <text:p text:style-name="P22"><text:tab/>&gt;&gt; preservatives in food</text:p>
      <text:p text:style-name="P22"/>
      <text:p text:style-name="P22">Puberty affects the way people think, if a kid matures too early (for dfab)/too late (for dmab) and thinks differently from their peers, they get bullied</text:p>
      <text:p text:style-name="P3"/>
      <text:list xml:id="list1142335517" text:continue-numbering="true" text:style-name="WWNum6">
        <text:list-item>
          <text:p text:style-name="P17">Describe the major cognitive development of adolescence. Compare and contrast peer and family influence during adolescence and consider the role of emotions in adolescents’ conceptions. How has the protraction of adolescence affected development during this stage as discussed in lecture? </text:p>
        </text:list-item>
      </text:list>
      <text:p text:style-name="P3"/>
      <text:p text:style-name="P21">uh</text:p>
      <text:p text:style-name="P3"/>
      <text:list xml:id="list966249412" text:continue-numbering="true" text:style-name="WWNum6">
        <text:list-item>
          <text:p text:style-name="P16"><text:span text:style-name="T1">Describe the affect of </text:span><text:span text:style-name="T6">adrenal androgen </text:span><text:span text:style-name="T1">on sexual behavior as discussed in lecture. Describe sexual scripts and explain how religious and cultural norms affect them as discussed in lecture. How does the USA compare to other industrialized nations in terms of sex education, teen pregnancy, and teen sexually transmitted diseases? Consider reasons for these differences as discussed in lecture. </text:span></text:p>
        </text:list-item>
      </text:list>
      <text:p text:style-name="P14"><text:span text:style-name="T1"/></text:p>
      <text:p text:style-name="Salmon_20_MC"><text:span text:style-name="T8">adrenal androgen</text:span><text:span text:style-name="T1">: hormone produced by brain, sexualizes brain</text:span></text:p>
      <text:p text:style-name="Salmon_20_MC"><text:span text:style-name="T1"/></text:p>
      <text:p text:style-name="Salmon_20_MC"><text:span text:style-name="T1">US has:</text:span></text:p>
      <text:p text:style-name="Salmon_20_MC"><text:span text:style-name="T1"><text:tab/>&gt;&gt; 3x higher teen pregnancy rate</text:span></text:p>
      <text:p text:style-name="Salmon_20_MC"><text:span text:style-name="T1"><text:tab/>&gt;&gt; 2-5x higher STD rate</text:span></text:p>
      <text:p text:style-name="Salmon_20_MC"><text:span text:style-name="T1"><text:tab/>&gt;&gt; way fewer sex ed classes in US</text:span></text:p>
      <text:p text:style-name="Salmon_20_MC"><text:span text:style-name="T1"/></text:p>
      <text:p text:style-name="Salmon_20_MC"><text:span text:style-name="T1">Problematic:</text:span></text:p>
      <text:p text:style-name="Salmon_20_MC"><text:span text:style-name="T1"><text:tab/>&gt;&gt; US culture WAY uncomfortable with sex</text:span></text:p>
      <text:p text:style-name="Salmon_20_MC"><text:span text:style-name="T1"><text:tab/>&gt;&gt; abstinence-only sex ed programs</text:span></text:p>
      <text:p text:style-name="P14"><text:span text:style-name="T1"/></text:p>
      <text:list xml:id="list774998967" text:continue-numbering="true" text:style-name="WWNum6">
        <text:list-item>
          <text:p text:style-name="P16"><text:span text:style-name="T1">Be generally familiar with the influence of genes and the environment on physical changes in late adulthood. Consider general effects of </text:span><text:span text:style-name="T3">menopause</text:span><text:span text:style-name="T1"> on women. </text:span></text:p>
        </text:list-item>
        <text:list-item>
          <text:p text:style-name="P16"><text:span text:style-name="T1">Why does cognition slow in late adulthood? Compare and contrast </text:span><text:span text:style-name="T6">fluid intelligence</text:span><text:span text:style-name="T3"> </text:span><text:span text:style-name="T1">and </text:span><text:span text:style-name="T6">crystallized intelligence</text:span><text:span text:style-name="T1"> as discussed in lecture</text:span><text:span text:style-name="T3">. </text:span><text:span text:style-name="T1">How is each affected by aging? Compare and contrast </text:span><text:span text:style-name="T6">longitudinal studies</text:span><text:span text:style-name="T3"> </text:span><text:span text:style-name="T1">and </text:span><text:span text:style-name="T6">cross sectional studies</text:span><text:span text:style-name="T3"> </text:span><text:span text:style-name="T1">as discussed in lecture. Consider examples of each type of study. </text:span></text:p>
        </text:list-item>
      </text:list>
      <text:p text:style-name="P14"><text:span text:style-name="T1"/></text:p>
      <text:p text:style-name="P11"><text:span text:style-name="T1">fluid intelligence</text:span><text:span text:style-name="T9">: ability to react quickly/decisively to information peaks in college. FI steadily declines at 25, stops at 50</text:span></text:p>
      <text:p text:style-name="P11"><text:span text:style-name="T9"><text:tab/>&gt;&gt; old people take longer to process info, so they drive slower</text:span></text:p>
      <text:p text:style-name="P11"><text:span text:style-name="T9"/></text:p>
      <text:p text:style-name="P11"><text:span text:style-name="T1">crystallized intelligence</text:span><text:span text:style-name="T9">: </text:span></text:p>
      <text:p text:style-name="P11"><text:span text:style-name="T9"/></text:p>
      <text:p text:style-name="P11"><text:span text:style-name="T1">longitudinal studies</text:span><text:span text:style-name="T9">: one group of individuals at the same age, study them repeatedly over a “</text:span><text:span text:style-name="T11">long”</text:span><text:span text:style-name="T9"> period of time (hehe)</text:span></text:p>
      <text:p text:style-name="P11"><text:span text:style-name="T9"><text:tab/>&gt;&gt; con: takes a while, expensive, people stop responding</text:span></text:p>
      <text:p text:style-name="P11"><text:span text:style-name="T9"><text:tab/>&gt;&gt; pro: data super accurate</text:span></text:p>
      <text:p text:style-name="P11"><text:span text:style-name="T9"/></text:p>
      <text:p text:style-name="P11"><text:span text:style-name="T1">cross-sectional studies</text:span><text:span text:style-name="T9">: group of 5, 10, 15, 20, 25 year olds, compare/contrast them</text:span></text:p>
      <text:p text:style-name="P11"><text:span text:style-name="T9"><text:tab/>&gt;&gt; pro: cheap, quick, easy</text:span></text:p>
      <text:p text:style-name="P11"><text:span text:style-name="T9"><text:tab/>&gt;&gt; con: data not very accurate because of generational differences</text:span></text:p>
      <text:p text:style-name="P14"><text:span text:style-name="T1"/></text:p>
      <text:list xml:id="list968971352" text:continue-numbering="true" text:style-name="WWNum6">
        <text:list-item>
          <text:p text:style-name="P16"><text:span text:style-name="T1">Describe Erikson’s concept of </text:span><text:span text:style-name="T6">psychosocial development</text:span><text:span text:style-name="T1"> as discussed in lecture. Be familiar with the following stages from Erikson’s theory and know what stage of life each is related to: </text:span><text:span text:style-name="T3">trust v. mistrust, identity v. role confusion, intimacy v. isolation, generativity v. self-absorption</text:span><text:span text:style-name="T1">. Does personality change during adulthood? Be familiar with emotional changes in old age. </text:span></text:p>
        </text:list-item>
      </text:list>
      <text:p text:style-name="P14"><text:span text:style-name="T1"/></text:p>
      <text:p text:style-name="P14"><text:soft-page-break/><text:span text:style-name="T1"/></text:p>
      <text:p text:style-name="Salmon_20_MC"><text:span text:style-name="T8">psychosocial development</text:span><text:span text:style-name="T1">: </text:span></text:p>
      <text:p text:style-name="Salmon_20_MC"><text:span text:style-name="T1"><text:tab/></text:span><text:span text:style-name="T8">trust vs. mistrust</text:span><text:span text:style-name="T9">: 1 year old, form opinion whether all people are trustworthy or not</text:span></text:p>
      <text:p text:style-name="Salmon_20_MC"><text:span text:style-name="T9"><text:tab/></text:span><text:span text:style-name="T8">identity vs. role confusion</text:span><text:span text:style-name="T9">: figure out who you are by age 25</text:span></text:p>
      <text:p text:style-name="Salmon_20_MC"><text:span text:style-name="T9"><text:tab/></text:span><text:span text:style-name="T8">intimacy vs. isolation</text:span><text:span text:style-name="T9">: early adulthood, people decide whether they want a family or not</text:span></text:p>
      <text:p text:style-name="Salmon_20_MC"><text:span text:style-name="T9"><text:tab/></text:span><text:span text:style-name="T8">generativity vs. self-absorption</text:span><text:span text:style-name="T9">: middle age, people wonder what they've done for the world</text:span></text:p>
      <text:p text:style-name="Salmon_20_MC"><text:span text:style-name="T1"/></text:p>
      <text:p text:style-name="P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svg:font-family="Courier" style:font-family-generic="roman"/>
    <style:font-face style:name="Times New Roman1" svg:font-family="'Times New Roman'" style:font-family-generic="roman"/>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default-outline-level="">
      <style:paragraph-properties fo:margin="100%" fo:margin-left="0.5in" fo:margin-right="0in" fo:margin-top="0in" fo:margin-bottom="0in" fo:text-align="start" style:justify-single-word="false" fo:orphans="0" fo:widows="0" fo:text-indent="0in" style:auto-text-indent="false" style:vertical-align="auto"/>
      <style:text-properties style:font-name="Courier" fo:font-size="12pt" fo:language="en" fo:country="US" style:font-size-asian="12pt" style:language-asian="en" style:country-asian="US" style:font-name-complex="Times New Roman2" style:font-size-complex="12pt" style:language-complex="ar" style:country-complex="SA"/>
    </style:style>
    <style:style style:name="Salmon_20_MC" style:display-name="Salmon MC" style:family="paragraph" style:parent-style-name="Standard" style:class="text">
      <style:paragraph-properties fo:margin="100%" fo:margin-left="0.5in" fo:margin-right="0.5in" fo:margin-top="0in" fo:margin-bottom="0in" fo:text-align="start" style:justify-single-word="false" fo:orphans="0" fo:widows="0" fo:text-indent="0in" style:auto-text-indent="false" style:vertical-align="auto">
        <style:tab-stops>
          <style:tab-stop style:position="0.2917in"/>
        </style:tab-stops>
      </style:paragraph-properties>
      <style:text-properties fo:color="#ff808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in"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a Moses</meta:initial-creator>
    <meta:creation-date>2015-11-03T14:00:20</meta:creation-date>
    <dc:date>2015-11-12T14:47:12</dc:date>
    <meta:editing-cycles>73</meta:editing-cycles>
    <meta:editing-duration>PT3H25M47S</meta:editing-duration>
    <meta:generator>LibreOffice/3.5$Linux_x86 LibreOffice_project/350m1$Build-2</meta:generator>
    <dc:creator>Tara Moses</dc:creator>
    <meta:document-statistic meta:table-count="0" meta:image-count="0" meta:object-count="0" meta:page-count="7" meta:paragraph-count="163" meta:word-count="2463" meta:character-count="16790" meta:non-whitespace-character-count="14408"/>
    <meta:user-defined meta:name="Company">Toshiba</meta:user-defined>
    <meta:user-defined meta:name="Operator">Jeremy Holm</meta:user-defined>
  </office:meta>
</office:document-meta>
</file>